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1">
    </style:style>
    <style:style style:name="P37" style:family="paragraph" style:parent-style-name="Text_20_body" style:list-style-name="L2">
      <style:paragraph-properties fo:margin-top="0in" fo:margin-bottom="0in"/>
    </style:style>
    <style:style style:name="P38" style:family="paragraph" style:parent-style-name="Text_20_body" style:list-style-name="L3">
      <style:paragraph-properties fo:margin-top="0in" fo:margin-bottom="0in"/>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office:automatic-styles>
  <office:body>
    <office:text>
      <text:p text:style-name="Title">For Loops</text:p>
      <text:p text:style-name="Author"><text:a xlink:type="simple" xlink:href="https://csci-1301.github.io/about#authors" office:name=""><text:span text:style-name="Definition">https://csci-1301.github.io/about#authors</text:span></text:a></text:p>
      <text:p text:style-name="Date">June 30, 2021 (06:22:30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from-while-to-for"/>From <text:span text:style-name="KeywordTok">while</text:span> to <text:span text:style-name="KeywordTok">for</text:span><text:bookmark-end text:name="from-while-to-for"/></text:h>
      <text:p text:style-name="First_20_paragraph">Rewrite the following <text:span text:style-name="KeywordTok">while</text:span> (or <text:span text:style-name="KeywordTok">do</text:span><text:span text:style-name="OperatorTok">...</text:span><text:span text:style-name="FunctionTok">while</text:span>) loops as <text:span text:style-name="KeywordTok">for</text:span> loops.</text:p>
      <text:p text:style-name="P1">int a = 0;</text:p>
      <text:p text:style-name="P2">while (a != 10)</text:p>
      <text:p text:style-name="P3">{</text:p>
      <text:p text:style-name="P4"><text:s text:c="4"/>Console.WriteLine(a);</text:p>
      <text:p text:style-name="P5"><text:s text:c="4"/>a++;</text:p>
      <text:p text:style-name="P6">}</text:p>
      <text:p text:style-name="P7">int b = 3;</text:p>
      <text:p text:style-name="P8">while (b &gt;= -2)</text:p>
      <text:p text:style-name="P9">{</text:p>
      <text:p text:style-name="P10"><text:s text:c="4"/>Console.WriteLine(b);</text:p>
      <text:p text:style-name="P11"><text:s text:c="4"/>b -= 2;</text:p>
      <text:p text:style-name="P12">}</text:p>
      <text:p text:style-name="P13">int c = 10;</text:p>
      <text:p text:style-name="P14">while(c &lt;= 100) {</text:p>
      <text:p text:style-name="P15"><text:s text:c="4"/>Console.WriteLine(c);</text:p>
      <text:p text:style-name="P16"><text:s text:c="4"/>c += 10;</text:p>
      <text:p text:style-name="P17">}</text:p>
      <text:p text:style-name="P18">int d = 1;</text:p>
      <text:p text:style-name="P19">do</text:p>
      <text:p text:style-name="P20">{</text:p>
      <text:p text:style-name="P21"><text:s text:c="4"/>Console.WriteLine(d);</text:p>
      <text:p text:style-name="P22"><text:s text:c="4"/>d *= 2;</text:p>
      <text:p text:style-name="P23">} while (d &lt;= 100);</text:p>
      <text:h text:style-name="Heading_20_1" text:outline-level="1"><text:bookmark-start text:name="from-for-to-while"/>From <text:span text:style-name="KeywordTok">for</text:span> to <text:span text:style-name="KeywordTok">while</text:span><text:bookmark-end text:name="from-for-to-while"/></text:h>
      <text:p text:style-name="First_20_paragraph">Rewrite the following <text:span text:style-name="KeywordTok">for</text:span> loops as <text:span text:style-name="KeywordTok">while</text:span> loops:</text:p>
      <text:p text:style-name="P24">for (int e = 10; e &lt;= 100; e += 10)</text:p>
      <text:p text:style-name="P25">{</text:p>
      <text:p text:style-name="P26"><text:s text:c="4"/>Console.Write(e + " ");</text:p>
      <text:p text:style-name="P27">}</text:p>
      <text:p text:style-name="P28">for (double f = 150; f &gt; 2; f/=2 ) </text:p>
      <text:p text:style-name="P29">{</text:p>
      <text:p text:style-name="P30"><text:s text:c="4"/>Console.Write(f + " ");</text:p>
      <text:p text:style-name="P31">}</text:p>
      <text:p text:style-name="P32">for (int h = 0; h &gt; -30; h -= 1)</text:p>
      <text:p text:style-name="P33">{</text:p>
      <text:p text:style-name="P34"><text:s text:c="4"/>Console.Write(h + " ");</text:p>
      <text:p text:style-name="P35">}</text:p>
      <text:h text:style-name="Heading_20_1" text:outline-level="1"><text:bookmark-start text:name="implementing-for-loops"/>Implementing for Loops<text:bookmark-end text:name="implementing-for-loops"/></text:h>
      <text:p text:style-name="First_20_paragraph">This exercise is to practice <text:span text:style-name="KeywordTok">for</text:span> loops.</text:p>
      <text:p text:style-name="Text_20_body">Write a program that asks the user to enter a positive integer, and then uses a <text:span text:style-name="KeywordTok">for</text:span> loop to compute the sum of all the integers between <draw:frame draw:style-name="fr1" text:anchor-type="as-char"><draw:object xlink:href="Formula-0/" xlink:type="simple" xlink:show="embed" xlink:actuate="onLoad"/></draw:frame> and the integer given by the user. For instance, if the user enters <draw:frame draw:style-name="fr1" text:anchor-type="as-char"><draw:object xlink:href="Formula-2/" xlink:type="simple" xlink:show="embed" xlink:actuate="onLoad"/></draw:frame>, your program should display <draw:frame draw:style-name="fr1" text:anchor-type="as-char"><draw:object xlink:href="Formula-4/" xlink:type="simple" xlink:show="embed" xlink:actuate="onLoad"/></draw:frame> on the screen (i.e., <draw:frame draw:style-name="fr1" text:anchor-type="as-char"><draw:object xlink:href="Formula-6/" xlink:type="simple" xlink:show="embed" xlink:actuate="onLoad"/></draw:frame>).</text:p>
      <text:p text:style-name="Text_20_body">Then, answer the following questions:</text:p>
      <text:list text:style-name="L1">
        <text:list-item>
          <text:p text:style-name="P36">Without running your program, can you tell what will happen if the user enters a negative value?</text:p>
        </text:list-item>
        <text:list-item>
          <text:p text:style-name="P36">Do you think you could have written the same program using a <text:span text:style-name="KeywordTok">while</text:span> loop?</text:p>
        </text:list-item>
        <text:list-item>
          <text:p text:style-name="P36">How would you change the program to make it compute the product instead of the sum (i.e., for <draw:frame draw:style-name="fr1" text:anchor-type="as-char"><draw:object xlink:href="Formula-8/" xlink:type="simple" xlink:show="embed" xlink:actuate="onLoad"/></draw:frame>, <draw:frame draw:style-name="fr1" text:anchor-type="as-char"><draw:object xlink:href="Formula-10/" xlink:type="simple" xlink:show="embed" xlink:actuate="onLoad"/></draw:frame>)?</text:p>
        </text:list-item>
        <text:list-item>
          <text:p text:style-name="P36">How would you change the program to make it display on the screen the divisors of the integer entered? Examples:</text:p>
          <text:list text:style-name="L2">
            <text:list-item>
              <text:p text:style-name="P37">divisors of <draw:frame draw:style-name="fr1" text:anchor-type="as-char"><draw:object xlink:href="Formula-12/" xlink:type="simple" xlink:show="embed" xlink:actuate="onLoad"/></draw:frame> are: <draw:frame draw:style-name="fr1" text:anchor-type="as-char"><draw:object xlink:href="Formula-14/" xlink:type="simple" xlink:show="embed" xlink:actuate="onLoad"/></draw:frame>, <draw:frame draw:style-name="fr1" text:anchor-type="as-char"><draw:object xlink:href="Formula-16/" xlink:type="simple" xlink:show="embed" xlink:actuate="onLoad"/></draw:frame></text:p>
            </text:list-item>
            <text:list-item>
              <text:p text:style-name="P37">divisors of <draw:frame draw:style-name="fr1" text:anchor-type="as-char"><draw:object xlink:href="Formula-18/" xlink:type="simple" xlink:show="embed" xlink:actuate="onLoad"/></draw:frame> are: <draw:frame draw:style-name="fr1" text:anchor-type="as-char"><draw:object xlink:href="Formula-20/" xlink:type="simple" xlink:show="embed" xlink:actuate="onLoad"/></draw:frame>, <draw:frame draw:style-name="fr1" text:anchor-type="as-char"><draw:object xlink:href="Formula-22/" xlink:type="simple" xlink:show="embed" xlink:actuate="onLoad"/></draw:frame>, <draw:frame draw:style-name="fr1" text:anchor-type="as-char"><draw:object xlink:href="Formula-24/" xlink:type="simple" xlink:show="embed" xlink:actuate="onLoad"/></draw:frame>, <draw:frame draw:style-name="fr1" text:anchor-type="as-char"><draw:object xlink:href="Formula-26/" xlink:type="simple" xlink:show="embed" xlink:actuate="onLoad"/></draw:frame>?</text:p>
            </text:list-item>
          </text:list>
        </text:list-item>
      </text:list>
      <text:p text:style-name="First_20_paragraph">You can modify your program to check your answers to the previous questions. Once you are done, modify your original program in these two respects:</text:p>
      <text:list text:style-name="L3">
        <text:list-item>
          <text:p text:style-name="P38">Once the result of the computation is displayed on the screen, ask the user if (s)he wants to compute the sum using another integer or quit, and act accordingly.</text:p>
        </text:list-item>
        <text:list-item>
          <text:p text:style-name="P38">Add some input validation: floating-point values, non-numeric strings and negative values should not be allowed (i.e., your program should ask for another value).</text:p>
        </text:list-item>
      </text:list>
      <text:h text:style-name="Heading_20_1" text:outline-level="1"><text:bookmark-start text:name="using-continue-and-break"/>Using <text:span text:style-name="KeywordTok">continue</text:span> and <text:span text:style-name="KeywordTok">break</text:span><text:bookmark-end text:name="using-continue-and-break"/></text:h>
      <text:p text:style-name="First_20_paragraph">Programmers can use two keywords in loops, <text:span text:style-name="KeywordTok">continue</text:span> and <text:span text:style-name="KeywordTok">break</text:span>, that modify the control flow. They can make the loop more confusing to read, but can sometimes be useful for reducing the number of nested <text:span text:style-name="KeywordTok">if</text:span> statements in a complex loop. Try executing the following code to see what these statements do.</text:p>
      <text:p text:style-name="P39">for (int i = 1; i &lt;= 5; i++)</text:p>
      <text:p text:style-name="P40">{</text:p>
      <text:p text:style-name="P41"><text:s text:c="4"/>if (i == 3) continue;</text:p>
      <text:p text:style-name="P42"><text:s text:c="4"/>Console.Write(i + " ");</text:p>
      <text:p text:style-name="P43">}</text:p>
      <text:p text:style-name="P44">for (int i = 1; i &lt;= 5; i++)</text:p>
      <text:p text:style-name="P45">{</text:p>
      <text:p text:style-name="P46"><text:s text:c="4"/>if (i == 3) break;</text:p>
      <text:p text:style-name="P47"><text:s text:c="4"/>Console.Write(i + " ");</text:p>
      <text:p text:style-name="P48">}</text:p>
      <text:p text:style-name="First_20_paragraph">You can also use <text:span text:style-name="KeywordTok">break</text:span> and <text:span text:style-name="KeywordTok">continue</text:span> in <text:span text:style-name="KeywordTok">while</text:span> loops. Try to rewrite the previous two <text:span text:style-name="KeywordTok">for</text:span> loops as <text:span text:style-name="KeywordTok">while</text:span> loops. There is a trick to make the <text:span text:style-name="KeywordTok">while</text:span> loop using <text:span text:style-name="KeywordTok">continue</text:span> work properly; can you spot it?</text:p>
      <text:h text:style-name="Heading_20_1" text:outline-level="1"><text:bookmark-start text:name="pushing-further-optional"/>Pushing Further (Optional)<text:bookmark-end text:name="pushing-further-optional"/></text:h>
      <text:h text:style-name="Heading_20_2" text:outline-level="2"><text:bookmark-start text:name="multiple-initializations-and-updates"/>Multiple Initializations and Updates<text:bookmark-end text:name="multiple-initializations-and-updates"/></text:h>
      <text:p text:style-name="First_20_paragraph">This section is about two modifications of <text:span text:style-name="KeywordTok">for</text:span> loops that are sometimes considered bad design: used poorly, they can make the code harder to read and to debug, and sometimes make it hard to follow the flow of control of your program. They are introduced because you may see them in your future, but, except for rare cases, should be avoided in your own code. The exact structure of <text:span text:style-name="KeywordTok">for</text:span> loops is actually more complex than discussed in class. It is</text:p>
      <text:p text:style-name="P49">for(&lt;initializations&gt;; &lt;condition&gt;; &lt;updates&gt;)</text:p>
      <text:p text:style-name="P50">{</text:p>
      <text:p text:style-name="P51"><text:s text:c="4"/>&lt;statement block&gt;</text:p>
      <text:p text:style-name="P52">}</text:p>
      <text:p text:style-name="First_20_paragraph">That is, there can be more than one initialization (but only if the variables all have the same datatype) and more than one update. This means there are legal statements like:</text:p>
      <text:p text:style-name="P53">for(int z = 0, y = 10; z &lt; y ; z++)</text:p>
      <text:p text:style-name="P54">{ </text:p>
      <text:p text:style-name="P55"><text:s text:c="4"/>Console.WriteLine($"{z} + {y} = {z+y}"); </text:p>
      <text:p text:style-name="P56">}</text:p>
      <text:p text:style-name="First_20_paragraph">or</text:p>
      <text:p text:style-name="P57">for (int x = 0, y = 12 ; x != y; x++, y--)</text:p>
      <text:p text:style-name="P58"><text:s text:c="4"/>Console.WriteLine($"The difference between {x} and {y} is {x - y}");</text:p>
      <text:p text:style-name="First_20_paragraph">Also, the initialization, as well as the update condition, are actually optional: we could have</text:p>
      <text:p text:style-name="P59">int w = 0;</text:p>
      <text:p text:style-name="P60">for (; w &lt; 5; w++) </text:p>
      <text:p text:style-name="P61">{ </text:p>
      <text:p text:style-name="P62"><text:s text:c="4"/>Console.WriteLine(w); </text:p>
      <text:p text:style-name="P63">}</text:p>
      <text:p text:style-name="First_20_paragraph">and</text:p>
      <text:p text:style-name="P64">for(int r = 10; r &gt; 0;) </text:p>
      <text:p text:style-name="P65">{ </text:p>
      <text:p text:style-name="P66"><text:s text:c="4"/>Console.WriteLine(r--); </text:p>
      <text:p text:style-name="P67">}</text:p>
      <text:p text:style-name="First_20_paragraph">Try to rewrite the four <text:span text:style-name="KeywordTok">for</text:span> loops just given as “ordinary” <text:span text:style-name="KeywordTok">for</text:span> loops with exactly one initialization and one update in the header of the <text:span text:style-name="KeywordTok">for</text:span> loop.</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For Loop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30T22:22:42Z</meta:creation-date>
    <dc:date>2021-06-30T22:22:42Z</dc:date>
    <meta:user-defined meta:name="date" meta:value-type="string">June  30, 2021 (06:22:30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1</mn>
</math>
</file>

<file path=Formula-10/content.xml><?xml version="1.0" encoding="utf-8"?>
<math xmlns="http://www.w3.org/1998/Math/MathML" display="inline">
  <mrow>
    <mn>1</mn>
    <mo>×</mo>
    <mn>2</mn>
    <mo>×</mo>
    <mn>3</mn>
    <mo>×</mo>
    <mn>4</mn>
    <mo>×</mo>
    <mn>5</mn>
    <mo>=</mo>
    <mn>120</mn>
  </mrow>
</math>
</file>

<file path=Formula-12/content.xml><?xml version="1.0" encoding="utf-8"?>
<math xmlns="http://www.w3.org/1998/Math/MathML" display="inline">
  <mn>5</mn>
</math>
</file>

<file path=Formula-14/content.xml><?xml version="1.0" encoding="utf-8"?>
<math xmlns="http://www.w3.org/1998/Math/MathML" display="inline">
  <mn>1</mn>
</math>
</file>

<file path=Formula-16/content.xml><?xml version="1.0" encoding="utf-8"?>
<math xmlns="http://www.w3.org/1998/Math/MathML" display="inline">
  <mn>5</mn>
</math>
</file>

<file path=Formula-18/content.xml><?xml version="1.0" encoding="utf-8"?>
<math xmlns="http://www.w3.org/1998/Math/MathML" display="inline">
  <mn>10</mn>
</math>
</file>

<file path=Formula-2/content.xml><?xml version="1.0" encoding="utf-8"?>
<math xmlns="http://www.w3.org/1998/Math/MathML" display="inline">
  <mn>5</mn>
</math>
</file>

<file path=Formula-20/content.xml><?xml version="1.0" encoding="utf-8"?>
<math xmlns="http://www.w3.org/1998/Math/MathML" display="inline">
  <mn>1</mn>
</math>
</file>

<file path=Formula-22/content.xml><?xml version="1.0" encoding="utf-8"?>
<math xmlns="http://www.w3.org/1998/Math/MathML" display="inline">
  <mn>2</mn>
</math>
</file>

<file path=Formula-24/content.xml><?xml version="1.0" encoding="utf-8"?>
<math xmlns="http://www.w3.org/1998/Math/MathML" display="inline">
  <mn>5</mn>
</math>
</file>

<file path=Formula-26/content.xml><?xml version="1.0" encoding="utf-8"?>
<math xmlns="http://www.w3.org/1998/Math/MathML" display="inline">
  <mn>10</mn>
</math>
</file>

<file path=Formula-4/content.xml><?xml version="1.0" encoding="utf-8"?>
<math xmlns="http://www.w3.org/1998/Math/MathML" display="inline">
  <mn>15</mn>
</math>
</file>

<file path=Formula-6/content.xml><?xml version="1.0" encoding="utf-8"?>
<math xmlns="http://www.w3.org/1998/Math/MathML" display="inline">
  <mrow>
    <mn>1</mn>
    <mo>+</mo>
    <mn>2</mn>
    <mo>+</mo>
    <mn>3</mn>
    <mo>+</mo>
    <mn>4</mn>
    <mo>+</mo>
    <mn>5</mn>
    <mo>=</mo>
    <mn>15</mn>
  </mrow>
</math>
</file>

<file path=Formula-8/content.xml><?xml version="1.0" encoding="utf-8"?>
<math xmlns="http://www.w3.org/1998/Math/MathML" display="inline">
  <mn>5</mn>
</math>
</file>